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TRUE" style:data-style-name="N0">
      <style:table-cell-properties style:vertical-align="middle" fo:background-color="#3FAF46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4.206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6">
            <text:p>Participant Name:</text:p>
          </table:table-cell>
          <table:covered-table-cell table:number-columns-repeated="3"/>
          <table:table-cell office:value-type="string" table:number-columns-spanned="2" table:number-rows-spanned="1" table:style-name="ce7">
            <text:p>Name</text:p>
          </table:table-cell>
          <table:covered-table-cell/>
          <table:table-cell table:number-columns-repeated="16377"/>
        </table:table-row>
        <table:table-row table:style-name="ro1">
          <table:table-cell/>
          <table:table-cell office:value-type="string" table:style-name="ce2">
            <text:p>Match Number</text:p>
          </table:table-cell>
          <table:table-cell office:value-type="string" table:style-name="ce2">
            <text:p>Difficulty</text:p>
          </table:table-cell>
          <table:table-cell office:value-type="string" table:style-name="ce2">
            <text:p>Winner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Time</text:p>
          </table:table-cell>
          <table:table-cell office:value-type="string" table:style-name="ce2">
            <text:p>Score Gain Per Second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862" table:style-name="ce3">
            <text:p>5862</text:p>
          </table:table-cell>
          <table:table-cell office:value-type="float" office:value="97" table:style-name="ce3">
            <text:p>97</text:p>
          </table:table-cell>
          <table:table-cell office:value-type="float" office:value="60.432989690721648" table:formula="of:=SUM([.E7]/[.F7])" table:style-name="ce3">
            <text:p>60.432989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279" table:style-name="ce3">
            <text:p>5279</text:p>
          </table:table-cell>
          <table:table-cell office:value-type="float" office:value="92" table:style-name="ce3">
            <text:p>92</text:p>
          </table:table-cell>
          <table:table-cell office:value-type="float" office:value="57.380434782608695" table:formula="of:=SUM([.E8]/[.F8])" table:style-name="ce3">
            <text:p>57.380434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872" table:style-name="ce3">
            <text:p>3872</text:p>
          </table:table-cell>
          <table:table-cell office:value-type="float" office:value="54" table:style-name="ce3">
            <text:p>54</text:p>
          </table:table-cell>
          <table:table-cell office:value-type="float" office:value="71.703703703703709" table:formula="of:=SUM([.E9]/[.F9])" table:style-name="ce3">
            <text:p>71.70370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408" table:style-name="ce3">
            <text:p>4408</text:p>
          </table:table-cell>
          <table:table-cell office:value-type="float" office:value="98" table:style-name="ce3">
            <text:p>98</text:p>
          </table:table-cell>
          <table:table-cell office:value-type="float" office:value="44.979591836734691" table:formula="of:=SUM([.E10]/[.F10])" table:style-name="ce3">
            <text:p>44.9795918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154" table:style-name="ce3">
            <text:p>4154</text:p>
          </table:table-cell>
          <table:table-cell office:value-type="float" office:value="82" table:style-name="ce3">
            <text:p>82</text:p>
          </table:table-cell>
          <table:table-cell office:value-type="float" office:value="50.658536585365852" table:formula="of:=SUM([.E11]/[.F11])" table:style-name="ce3">
            <text:p>50.6585365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328" table:style-name="ce3">
            <text:p>3328</text:p>
          </table:table-cell>
          <table:table-cell office:value-type="float" office:value="84" table:style-name="ce3">
            <text:p>84</text:p>
          </table:table-cell>
          <table:table-cell office:value-type="float" office:value="39.61904761904762" table:formula="of:=SUM([.E12]/[.F12])" table:style-name="ce3">
            <text:p>39.619047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433" table:style-name="ce3">
            <text:p>3433</text:p>
          </table:table-cell>
          <table:table-cell office:value-type="float" office:value="58" table:style-name="ce3">
            <text:p>58</text:p>
          </table:table-cell>
          <table:table-cell office:value-type="float" office:value="59.189655172413794" table:formula="of:=SUM([.E13]/[.F13])" table:style-name="ce3">
            <text:p>59.1896551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086" table:style-name="ce3">
            <text:p>2086</text:p>
          </table:table-cell>
          <table:table-cell office:value-type="float" office:value="58" table:style-name="ce3">
            <text:p>58</text:p>
          </table:table-cell>
          <table:table-cell office:value-type="float" office:value="35.96551724137931" table:formula="of:=SUM([.E14]/[.F14])" table:style-name="ce3">
            <text:p>35.965517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141" table:style-name="ce3">
            <text:p>4141</text:p>
          </table:table-cell>
          <table:table-cell office:value-type="float" office:value="71" table:style-name="ce3">
            <text:p>71</text:p>
          </table:table-cell>
          <table:table-cell office:value-type="float" office:value="58.323943661971832" table:formula="of:=SUM([.E15]/[.F15])" table:style-name="ce3">
            <text:p>58.3239436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166" table:style-name="ce3">
            <text:p>4166</text:p>
          </table:table-cell>
          <table:table-cell office:value-type="float" office:value="73" table:style-name="ce3">
            <text:p>73</text:p>
          </table:table-cell>
          <table:table-cell office:value-type="float" office:value="57.06849315068493" table:formula="of:=SUM([.E16]/[.F16])" table:style-name="ce3">
            <text:p>57.068493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860" table:style-name="ce3">
            <text:p>4860</text:p>
          </table:table-cell>
          <table:table-cell office:value-type="float" office:value="61" table:style-name="ce3">
            <text:p>61</text:p>
          </table:table-cell>
          <table:table-cell office:value-type="float" office:value="79.672131147540981" table:formula="of:=SUM([.E17]/[.F17])" table:style-name="ce3">
            <text:p>79.672131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818" table:style-name="ce3">
            <text:p>4818</text:p>
          </table:table-cell>
          <table:table-cell office:value-type="float" office:value="87" table:style-name="ce3">
            <text:p>87</text:p>
          </table:table-cell>
          <table:table-cell office:value-type="float" office:value="55.379310344827587" table:formula="of:=SUM([.E18]/[.F18])" table:style-name="ce3">
            <text:p>55.379310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308" table:style-name="ce3">
            <text:p>5308</text:p>
          </table:table-cell>
          <table:table-cell office:value-type="float" office:value="101" table:style-name="ce3">
            <text:p>101</text:p>
          </table:table-cell>
          <table:table-cell office:value-type="float" office:value="52.554455445544555" table:formula="of:=SUM([.E19]/[.F19])" table:style-name="ce3">
            <text:p>52.554455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8785" table:style-name="ce3">
            <text:p>8785</text:p>
          </table:table-cell>
          <table:table-cell office:value-type="float" office:value="128" table:style-name="ce3">
            <text:p>128</text:p>
          </table:table-cell>
          <table:table-cell office:value-type="float" office:value="68.6328125" table:formula="of:=SUM([.E20]/[.F20])" table:style-name="ce3">
            <text:p>68.63281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203" table:style-name="ce3">
            <text:p>7203</text:p>
          </table:table-cell>
          <table:table-cell office:value-type="float" office:value="133" table:style-name="ce3">
            <text:p>133</text:p>
          </table:table-cell>
          <table:table-cell office:value-type="float" office:value="54.157894736842103" table:formula="of:=SUM([.E21]/[.F21])" table:style-name="ce3">
            <text:p>54.157894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3445" table:style-name="ce3">
            <text:p>13445</text:p>
          </table:table-cell>
          <table:table-cell office:value-type="float" office:value="129" table:style-name="ce3">
            <text:p>129</text:p>
          </table:table-cell>
          <table:table-cell office:value-type="float" office:value="104.22480620155039" table:formula="of:=SUM([.E22]/[.F22])" table:style-name="ce3">
            <text:p>104.22480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559" table:style-name="ce3">
            <text:p>4559</text:p>
          </table:table-cell>
          <table:table-cell office:value-type="float" office:value="81" table:style-name="ce3">
            <text:p>81</text:p>
          </table:table-cell>
          <table:table-cell office:value-type="float" office:value="56.283950617283949" table:formula="of:=SUM([.E23]/[.F23])" table:style-name="ce3">
            <text:p>56.283950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769" table:style-name="ce3">
            <text:p>1769</text:p>
          </table:table-cell>
          <table:table-cell office:value-type="float" office:value="86" table:style-name="ce3">
            <text:p>86</text:p>
          </table:table-cell>
          <table:table-cell office:value-type="float" office:value="20.569767441860463" table:formula="of:=SUM([.E24]/[.F24])" table:style-name="ce3">
            <text:p>20.5697674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641" table:style-name="ce3">
            <text:p>7641</text:p>
          </table:table-cell>
          <table:table-cell office:value-type="float" office:value="203" table:style-name="ce3">
            <text:p>203</text:p>
          </table:table-cell>
          <table:table-cell office:value-type="float" office:value="37.64039408866995" table:formula="of:=SUM([.E25]/[.F25])" table:style-name="ce3">
            <text:p>37.640394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7817" table:style-name="ce3">
            <text:p>7817</text:p>
          </table:table-cell>
          <table:table-cell office:value-type="float" office:value="131" table:style-name="ce3">
            <text:p>131</text:p>
          </table:table-cell>
          <table:table-cell office:value-type="float" office:value="59.671755725190842" table:formula="of:=SUM([.E26]/[.F26])" table:style-name="ce3">
            <text:p>59.671755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6511" table:style-name="ce3">
            <text:p>6511</text:p>
          </table:table-cell>
          <table:table-cell office:value-type="float" office:value="124" table:style-name="ce3">
            <text:p>124</text:p>
          </table:table-cell>
          <table:table-cell office:value-type="float" office:value="52.508064516129032" table:formula="of:=SUM([.E27]/[.F27])" table:style-name="ce3">
            <text:p>52.508064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809" table:style-name="ce3">
            <text:p>3809</text:p>
          </table:table-cell>
          <table:table-cell office:value-type="float" office:value="102" table:style-name="ce3">
            <text:p>102</text:p>
          </table:table-cell>
          <table:table-cell office:value-type="float" office:value="37.343137254901961" table:formula="of:=SUM([.E28]/[.F28])" table:style-name="ce3">
            <text:p>37.343137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112" table:style-name="ce3">
            <text:p>4112</text:p>
          </table:table-cell>
          <table:table-cell office:value-type="float" office:value="133" table:style-name="ce3">
            <text:p>133</text:p>
          </table:table-cell>
          <table:table-cell office:value-type="float" office:value="30.917293233082706" table:formula="of:=SUM([.E29]/[.F29])" table:style-name="ce3">
            <text:p>30.917293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944" table:style-name="ce3">
            <text:p>5944</text:p>
          </table:table-cell>
          <table:table-cell office:value-type="float" office:value="109" table:style-name="ce3">
            <text:p>109</text:p>
          </table:table-cell>
          <table:table-cell office:value-type="float" office:value="54.532110091743121" table:formula="of:=SUM([.E30]/[.F30])" table:style-name="ce3">
            <text:p>54.5321100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" table:style-name="ce3">
            <text:p>2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836" table:style-name="ce3">
            <text:p>1836</text:p>
          </table:table-cell>
          <table:table-cell office:value-type="float" office:value="88" table:style-name="ce3">
            <text:p>88</text:p>
          </table:table-cell>
          <table:table-cell office:value-type="float" office:value="20.863636363636363" table:formula="of:=SUM([.E31]/[.F31])" table:style-name="ce3">
            <text:p>20.863636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" table:style-name="ce3">
            <text:p>26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6079" table:style-name="ce3">
            <text:p>6079</text:p>
          </table:table-cell>
          <table:table-cell office:value-type="float" office:value="88" table:style-name="ce3">
            <text:p>88</text:p>
          </table:table-cell>
          <table:table-cell office:value-type="float" office:value="69.079545454545453" table:formula="of:=SUM([.E32]/[.F32])" table:style-name="ce3">
            <text:p>69.079545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" table:style-name="ce3">
            <text:p>2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894" table:style-name="ce3">
            <text:p>2894</text:p>
          </table:table-cell>
          <table:table-cell office:value-type="float" office:value="82" table:style-name="ce3">
            <text:p>82</text:p>
          </table:table-cell>
          <table:table-cell office:value-type="float" office:value="35.292682926829265" table:formula="of:=SUM([.E33]/[.F33])" table:style-name="ce3">
            <text:p>35.2926829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" table:style-name="ce3">
            <text:p>28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672" table:style-name="ce3">
            <text:p>2672</text:p>
          </table:table-cell>
          <table:table-cell office:value-type="float" office:value="83" table:style-name="ce5">
            <text:p>83</text:p>
          </table:table-cell>
          <table:table-cell office:value-type="float" office:value="32.192771084337352" table:formula="of:=SUM([.E34]/[.F34])" table:style-name="ce3">
            <text:p>32.1927710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" table:style-name="ce3">
            <text:p>2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163" table:style-name="ce3">
            <text:p>3163</text:p>
          </table:table-cell>
          <table:table-cell office:value-type="float" office:value="82" table:style-name="ce5">
            <text:p>82</text:p>
          </table:table-cell>
          <table:table-cell office:value-type="float" office:value="38.573170731707314" table:formula="of:=SUM([.E35]/[.F35])" table:style-name="ce3">
            <text:p>38.5731707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3">
            <text:p>3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7467" table:style-name="ce3">
            <text:p>7467</text:p>
          </table:table-cell>
          <table:table-cell office:value-type="float" office:value="140" table:style-name="ce5">
            <text:p>140</text:p>
          </table:table-cell>
          <table:table-cell office:value-type="float" office:value="53.335714285714289" table:formula="of:=SUM([.E36]/[.F36])" table:style-name="ce3">
            <text:p>53.33571429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7]/[.F3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8]/[.F38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39]/[.F39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0]/[.F40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1]/[.F41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2]/[.F42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3]/[.F43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4]/[.F44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3"/>
          <table:table-cell table:style-name="ce5"/>
          <table:table-cell office:value-type="float" office:value="0" table:formula="of:=SUM([.E45]/[.F45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6]/[.F46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7]/[.F47])" table:style-name="ce3">
            <text:p>#DIV/0!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" table:style-name="ce1"/>
          <table:table-cell office:value-type="float" office:value="0" table:formula="of:=SUM([.E48]/[.F4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49]/[.F4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0]/[.F5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1]/[.F5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2]/[.F5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3]/[.F5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4]/[.F5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5]/[.F5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6]/[.F5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7]/[.F5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8]/[.F5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59]/[.F5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0]/[.F6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1]/[.F6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2]/[.F6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3]/[.F6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4]/[.F6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5]/[.F6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6]/[.F6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7]/[.F6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8]/[.F6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69]/[.F6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0]/[.F7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1]/[.F7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2]/[.F7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3]/[.F7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4]/[.F7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5]/[.F7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6]/[.F7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7]/[.F7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8]/[.F7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79]/[.F7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0]/[.F8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1]/[.F8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2]/[.F8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3]/[.F8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4]/[.F8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5]/[.F8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6]/[.F8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7]/[.F8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8]/[.F8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89]/[.F8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0]/[.F90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1]/[.F91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2]/[.F92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3]/[.F93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4]/[.F94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5]/[.F95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6]/[.F96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7]/[.F97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8]/[.F98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99]/[.F99])" table:style-name="ce3">
            <text:p>#DIV/0!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3"/>
          <table:table-cell table:number-columns-repeated="2" table:style-name="ce1"/>
          <table:table-cell office:value-type="float" office:value="0" table:formula="of:=SUM([.E100]/[.F100])" table:style-name="ce3">
            <text:p>#DIV/0!</text:p>
          </table:table-cell>
          <table:table-cell table:number-columns-repeated="16377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ALSE" style:family="table-cell" style:data-style-name="N0">
      <style:table-cell-properties style:vertical-align="automatic" fo:background-color="#C9211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RUE" style:family="table-cell" style:data-style-name="N0">
      <style:table-cell-properties style:vertical-align="automatic" fo:background-color="#3FAF4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dc:creator>Microsoft Office User</dc:creator>
    <meta:creation-date>2020-05-17T17:07:52Z</meta:creation-date>
    <dc:date>2020-05-18T16:55:49Z</dc:date>
    <meta:editing-cycles>3</meta:editing-cycles>
    <meta:editing-duration>PT810S</meta:editing-duration>
  </office:meta>
</office:document-meta>
</file>